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SmartContextLoader.getAnnotationConfig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martContextLoader.getXml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legatingSmartContextLoader.DelegatingSmartContext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